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normal" fo:font-weight="bold" officeooo:rsid="0016efc1" officeooo:paragraph-rsid="0016efc1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text-properties fo:font-size="16pt" fo:font-style="normal" fo:font-weight="normal" officeooo:rsid="0016efc1" officeooo:paragraph-rsid="0016efc1" style:font-size-asian="14pt" style:font-style-asian="normal" style:font-weight-asian="normal" style:font-size-complex="16pt" style:font-style-complex="normal" style:font-weight-complex="normal"/>
    </style:style>
    <style:style style:name="P3" style:family="paragraph" style:parent-style-name="Standard">
      <style:text-properties fo:font-size="16pt" fo:font-style="normal" fo:font-weight="normal" officeooo:rsid="0017597e" officeooo:paragraph-rsid="0017597e" style:font-size-asian="14pt" style:font-style-asian="normal" style:font-weight-asian="normal" style:font-size-complex="16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en does pytesseract give errors, is there a pattern?</text:p>
      <text:p text:style-name="P1"/>
      <text:p text:style-name="P2">Testing the tesseract-ocr with frames where text is dispersed or when frames are transitioning between embedded texts, we can see a pattern that indicates that these frames get incorrect predictions most of the time.</text:p>
      <text:p text:style-name="P3">The frames are binarized, so I dont think it is due to preprocessing. Preprocessing plays a huge role in the predictions by the network.</text:p>
      <text:p text:style-name="P2"/>
      <text:p text:style-name="P3">The test program is test.py and the test images can be found in the “images” folder. Also the outputs of these frame tests are in the “outputs” folder.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0T12:32:08.405712957</meta:creation-date>
    <dc:date>2021-05-10T14:49:12.756574556</dc:date>
    <meta:editing-duration>PT5M54S</meta:editing-duration>
    <meta:editing-cycles>1</meta:editing-cycles>
    <meta:document-statistic meta:table-count="0" meta:image-count="0" meta:object-count="0" meta:page-count="1" meta:paragraph-count="4" meta:word-count="95" meta:character-count="557" meta:non-whitespace-character-count="466"/>
    <meta:generator>LibreOffice/6.4.7.2$Linux_X86_64 LibreOffice_project/40$Build-2</meta:generator>
  </office:meta>
</office:document-meta>
</file>